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ourier New CYR" svg:font-family="'Courier New CYR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Courier New CYR" fo:font-size="10pt" style:font-name-asian="Courier New CYR" style:font-size-asian="10pt" style:font-name-complex="Courier New CYR" style:font-size-complex="10pt"/>
    </style:style>
    <style:style style:name="P2" style:family="paragraph" style:parent-style-name="Standard">
      <style:paragraph-properties style:text-autospace="none"/>
      <style:text-properties style:font-name="Courier New CYR" fo:font-size="10pt" style:font-name-asian="Courier New CYR" style:font-size-asian="10pt" style:font-name-complex="Courier New CYR" style:font-size-complex="10pt"/>
    </style:style>
    <style:style style:name="P3" style:family="paragraph" style:parent-style-name="Standard">
      <style:paragraph-properties style:text-autospace="none">
        <style:tab-stops/>
      </style:paragraph-properties>
      <style:text-properties style:font-name="Courier New CYR" fo:font-size="10pt" style:font-name-asian="Courier New CYR" style:font-size-asian="10pt" style:font-name-complex="Courier New CYR" style:font-size-complex="10pt"/>
    </style:style>
    <style:style style:name="P4" style:family="paragraph" style:parent-style-name="Standard">
      <style:paragraph-properties fo:break-before="page" style:text-autospace="none"/>
      <style:text-properties style:font-name="Courier New CYR" fo:font-size="10pt" style:font-name-asian="Courier New CYR" style:font-size-asian="10pt" style:font-name-complex="Courier New CYR" style:font-size-complex="10pt"/>
    </style:style>
    <style:style style:name="P5" style:family="paragraph" style:parent-style-name="Standard" style:master-page-name="Standard">
      <style:paragraph-properties style:page-number="auto"/>
      <style:text-properties style:font-name="Courier New CYR" fo:font-size="10pt" style:font-name-asian="Courier New CYR" style:font-size-asian="10pt" style:font-name-complex="Courier New CYR" style:font-size-complex="10pt"/>
    </style:style>
    <style:style style:name="T1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╔══════════════════════════════════════════════════════════════════════</text:p>
      <text:p text:style-name="P1">╠═══════════════════════<text:span text:style-name="T1"> <text:s/>Menu engine </text:span><text:s/>════════════════════════════════</text:p>
      <text:p text:style-name="P1">║</text:p>
      <text:p text:style-name="P1">║[<text:span text:style-name="T1"> </text:span>] – Инициализация окна</text:p>
      <text:p text:style-name="P3">║[<text:span text:style-name="T1"> </text:span>] – Обработчик событий</text:p>
      <text:p text:style-name="P2">║[<text:span text:style-name="T1"> </text:span>] – Создать класс для мыши и клавиатуры</text:p>
      <text:p text:style-name="P2">║[<text:span text:style-name="T1"> </text:span>] – Добавить загрузку текстур меню</text:p>
      <text:p text:style-name="P2">║[<text:span text:style-name="T1"> </text:span>] – Добавить вывод на экран меню</text:p>
      <text:p text:style-name="P2">║[<text:span text:style-name="T1"> </text:span>] – Добавить загрузчик для ввода настроек</text:p>
      <text:p text:style-name="P2">║[<text:span text:style-name="T1"> </text:span>] – Добавить загрузку настроек</text:p>
      <text:p text:style-name="P2">║[<text:span text:style-name="T1"> </text:span>] – Загрузка структуры меню</text:p>
      <text:p text:style-name="P2">║[<text:span text:style-name="T1"> </text:span>] – Вывод элементов меню</text:p>
      <text:p text:style-name="P2">║[<text:span text:style-name="T1"> </text:span>] – Мышь</text:p>
      <text:p text:style-name="P2">║[<text:span text:style-name="T1"> </text:span>] – Реакция на нажатия</text:p>
      <text:p text:style-name="P2">║[<text:span text:style-name="T1"> </text:span>] – Кнопка “<text:span text:style-name="T1">Back</text:span>” в меню</text:p>
      <text:p text:style-name="P2">║[<text:span text:style-name="T1"> </text:span>] – Анимации элементов меню</text:p>
      <text:p text:style-name="P2"><text:span text:style-name="T1">║[ ] – </text:span>Добавить<text:span text:style-name="T1"> Console</text:span></text:p>
      <text:p text:style-name="P2"><text:span text:style-name="T1">║[ ] – </text:span>Добавить<text:span text:style-name="T1"> Console_Commands: sensivity, exec, exit</text:span></text:p>
      <text:p text:style-name="P2">║[<text:span text:style-name="T1"> </text:span>] – Загрузка <text:span text:style-name="T1">autoexec</text:span>.<text:span text:style-name="T1">cfg</text:span></text:p>
      <text:p text:style-name="P2">║[<text:span text:style-name="T1"> </text:span>] – Сохранение изменений в <text:span text:style-name="T1">Console</text:span> и в <text:span text:style-name="T1">autoexec</text:span>.<text:span text:style-name="T1">cfg</text:span></text:p>
      <text:p text:style-name="P2">║[<text:span text:style-name="T1"> </text:span>] – Добавить "Credits"</text:p>
      <text:p text:style-name="P2">║[<text:span text:style-name="T1"> </text:span>] – Добавить отображение <text:span text:style-name="T1">Credits</text:span></text:p>
      <text:p text:style-name="P2">║[<text:span text:style-name="T1"> </text:span>] – Добавить "<text:span text:style-name="T1">StartScr</text:span>"</text:p>
      <text:p text:style-name="P2">║[<text:span text:style-name="T1"> </text:span>] – Добавить <text:span text:style-name="T1">отображение StartScr</text:span></text:p>
      <text:p text:style-name="P2">╚══════════════════════════════════════════════════════════════════════</text:p>
      <text:p text:style-name="P4">╔══════════════════════════════════════════════════════════════════════</text:p>
      <text:p text:style-name="P2">╠═══════════════════════ <text:s/><text:span text:style-name="T1">Game</text:span> <text:span text:style-name="T1">engine</text:span> <text:s/>════════════════════════════════</text:p>
      <text:p text:style-name="P2">║</text:p>
      <text:p text:style-name="P2">║[<text:span text:style-name="T1"> </text:span>] – Добавить класс для карты</text:p>
      <text:p text:style-name="P2">║[<text:span text:style-name="T1"> </text:span>] – Добавить генерацию земли</text:p>
      <text:p text:style-name="P2">║[<text:span text:style-name="T1"> </text:span>] – Добавить загрузку карты</text:p>
      <text:p text:style-name="P2">║[<text:span text:style-name="T1"> </text:span>] – Добавить отображение карты</text:p>
      <text:p text:style-name="P2">║[<text:span text:style-name="T1"> </text:span>] – Добавить загрузку текстур</text:p>
      <text:p text:style-name="P2">║[<text:span text:style-name="T1"> </text:span>] – Добавить перемещение по карте</text:p>
      <text:p text:style-name="P2">║[<text:span text:style-name="T1"> </text:span>] – Добавить физику персонажа</text:p>
      <text:p text:style-name="P2">║[<text:span text:style-name="T1"> </text:span>] – Добавить прыжки</text:p>
      <text:p text:style-name="P2">║[<text:span text:style-name="T1"> </text:span>] – Добавить прицел</text:p>
      <text:p text:style-name="P2">║[<text:span text:style-name="T1"> </text:span>] – Добавить отображение персонажа</text:p>
      <text:p text:style-name="P2">║[<text:span text:style-name="T1"> </text:span>] – Добавить новые тайлы</text:p>
      <text:p text:style-name="P2">║[<text:span text:style-name="T1"> </text:span>] – Добавить стены</text:p>
      <text:p text:style-name="P2">║[<text:span text:style-name="T1"> </text:span>] – Добавить генерацию построек на карте</text:p>
      <text:p text:style-name="P2">╚══════════════════════════════════════════════════════════════════════</text:p>
      <text:p text:style-name="P4">╔══════════════════════════════════════════════════════════════════════</text:p>
      <text:p text:style-name="P2">╠══════════════════════ <text:span text:style-name="T1">Visual</text:span> <text:span text:style-name="T1">effects</text:span> <text:s/>═══════════════════════════════</text:p>
      <text:p text:style-name="P2">║</text:p>
      <text:p text:style-name="P2">║[<text:span text:style-name="T1"> </text:span>] – Добавить отображение освещения</text:p>
      <text:p text:style-name="P2">║[ ] – Добавить отображение систем частиц</text:p>
      <text:p text:style-name="P2">║[ ] – Добавить отображение тумана</text:p>
      <text:p text:style-name="P2">║[ ] – Добавить анимацию объектов</text:p>
      <text:p text:style-name="P2">║[ ] – Добавить эффект Blur</text:p>
      <text:p text:style-name="P2">║[ ] – Добавить смену дня и ночи</text:p>
      <text:p text:style-name="P2">╚══════════════════════════════════════════════════════════════════════</text:p>
      <text:p text:style-name="P4">╔══════════════════════════════════════════════════════════════════════</text:p>
      <text:p text:style-name="P2">╠═══════════════════════ <text:s/><text:span text:style-name="T1">Character</text:span> <text:s text:c="3"/>════════════════════════════════</text:p>
      <text:p text:style-name="P2">║</text:p>
      <text:p text:style-name="P2">║[ ] – Добавить оружие</text:p>
      <text:p text:style-name="P2">║[ ] – Добавить <text:span text:style-name="T1">выстрел</text:span></text:p>
      <text:p text:style-name="P2">║[ ] – Добавить собираемые объекты</text:p>
      <text:p text:style-name="P2">║[ ] – Добавить характеристику HP</text:p>
      <text:p text:style-name="P2">║[ ] – Добавить GUI</text:p>
      <text:p text:style-name="P2">║[ ] – Добавить InGameMenu</text:p>
      <text:p text:style-name="P2">║[ ] – Добавить CharacterMenu</text:p>
      <text:p text:style-name="P2">║[ ] – Добавить инвентарь</text:p>
      <text:p text:style-name="P2">║[ ] – Добавить броню</text:p>
      <text:p text:style-name="P2">║[ ] – Добавить оружие</text:p>
      <text:p text:style-name="P2">║[ ] – Добавить объекты хранения (сундуки, etc.)</text:p>
      <text:p text:style-name="P2">║[ ] – Добавить патроны на GUI</text:p>
      <text:p text:style-name="P2">║[ ] – Добавить модели</text:p>
      <text:p text:style-name="P2">║[ ] – Добавить конфиг моделей</text:p>
      <text:p text:style-name="P2">║[ ] – Добавить отображение моделей</text:p>
      <text:p text:style-name="P2">║[ ] – Добавить основные навыки</text:p>
      <text:p text:style-name="P2">║[ ] – Добавить вторичные навыки</text:p>
      <text:p text:style-name="P2"><text:span text:style-name="T1">║[ ] – </text:span>Добавить<text:span text:style-name="T1"> оружейные навыки (зависит от использования оружия)</text:span></text:p>
      <text:p text:style-name="P2">║[ ] – Добавить рецепты</text:p>
      <text:p text:style-name="P2">║[ ] – Добавить QuestItems</text:p>
      <text:p text:style-name="P2">╚══════════════════════════════════════════════════════════════════════</text:p>
      <text:p text:style-name="P4">╔══════════════════════════════════════════════════════════════════════</text:p>
      <text:p text:style-name="P2">╠═══════════════════════ <text:s text:c="2"/><text:span text:style-name="T1">Creatures</text:span> <text:s text:c="2"/>════════════════════════════════</text:p>
      <text:p text:style-name="P2">║</text:p>
      <text:p text:style-name="P2">║[ ] – Добавить несколько типов оружия</text:p>
      <text:p text:style-name="P2">║[ ] – Добавить несколько типов брони</text:p>
      <text:p text:style-name="P2">║[ ] – Добавить деньги</text:p>
      <text:p text:style-name="P2">║[ ] – Добавить опыт</text:p>
      <text:p text:style-name="P2">║[ ] – Добавить существ</text:p>
      <text:p text:style-name="P2">║[ ] – Добавить отображение существ</text:p>
      <text:p text:style-name="P2">║[ ] – Добавить AI</text:p>
      <text:p text:style-name="P2">║[ ] – Добавить выпадение вещей из существ</text:p>
      <text:p text:style-name="P2">║[ ] – Добавить LevelUp</text:p>
      <text:p text:style-name="P2">║[ ] – Добавить доп. свойства предметов +dmg, +defence, etc.</text:p>
      <text:p text:style-name="P2">║[ ] – Добавить взрывы</text:p>
      <text:p text:style-name="P2">║[ ] – Добавить систему Trigger–Action</text:p>
      <text:p text:style-name="P2">╚══════════════════════════════════════════════════════════════════════</text:p>
      <text:p text:style-name="P4">╔══════════════════════════════════════════════════════════════════════</text:p>
      <text:p text:style-name="P2">╠════════════════ <text:span text:style-name="T1">Sound</text:span> <text:span text:style-name="T1">engine </text:span>════════════════════════════════════════</text:p>
      <text:p text:style-name="P2">║</text:p>
      <text:p text:style-name="P2">║[ ] – Добавить воспроизведение звуков</text:p>
      <text:p text:style-name="P2">║[ ] – Добавить звуки выстрела, прыжка и т.д.</text:p>
      <text:p text:style-name="P2">║[ ] – Добавить воспроизведение фоновой музыки</text:p>
      <text:p text:style-name="P2">║[ ] – Написать несколько саундтрэков</text:p>
      <text:p text:style-name="P2"><text:span text:style-name="T1">║[ ] – </text:span>Добавить<text:span text:style-name="T1"> изменение громкости</text:span></text:p>
      <text:p text:style-name="P2">╚══════════════════════════════════════════════════════════════════════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 CYR" svg:font-family="'Courier New CYR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ru" style:country-asian="RU" style:font-size-complex="12pt" style:language-complex="ru" style:country-complex="RU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Times New Roman" fo:font-size="12pt" fo:language="ru" fo:country="RU" style:font-name-asian="Times New Roman" style:font-size-asian="10.5pt" style:language-asian="ru" style:country-asian="RU" style:font-name-complex="Times New Roman" style:font-size-complex="12pt" style:language-complex="ru" style:country-complex="R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start" style:justify-single-word="false" fo:text-indent="0cm" style:auto-text-indent="false" style:text-autospace="ideograph-alpha" style:vertical-align="auto"/>
      <style:text-properties fo:font-size="12pt" fo:language="ru" fo:country="RU" style:font-size-asian="12pt" style:language-asian="ru" style:country-asian="RU" style:font-size-complex="12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3cm" fo:margin-right="1.499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chpile</meta:initial-creator>
    <dc:creator>achpile </dc:creator>
    <meta:creation-date>2010-09-22T14:27:00</meta:creation-date>
    <dc:date>2013-07-12T11:39:41</dc:date>
    <meta:generator>OpenOffice.org/3.2$Unix OpenOffice.org_project/320m12$Build-9483</meta:generator>
    <meta:editing-duration>PT00H26M54S</meta:editing-duration>
    <meta:editing-cycles>46</meta:editing-cycles>
    <meta:document-statistic meta:table-count="0" meta:image-count="0" meta:object-count="0" meta:page-count="6" meta:paragraph-count="101" meta:word-count="593" meta:character-count="3734"/>
  </office:meta>
</office:document-meta>
</file>